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88d5" officeooo:paragraph-rsid="000b88d5"/>
    </style:style>
    <style:style style:name="P2" style:family="paragraph" style:parent-style-name="Standard" style:list-style-name="L1">
      <style:text-properties officeooo:rsid="000b88d5" officeooo:paragraph-rsid="000b88d5"/>
    </style:style>
    <style:style style:name="P3" style:family="paragraph" style:parent-style-name="Standard" style:list-style-name="L1">
      <style:paragraph-properties style:writing-mode="lr-tb"/>
      <style:text-properties officeooo:rsid="000d2abb" officeooo:paragraph-rsid="000d2abb"/>
    </style:style>
    <style:style style:name="P4" style:family="paragraph" style:parent-style-name="Standard">
      <style:text-properties officeooo:paragraph-rsid="000b88d5"/>
    </style:style>
    <style:style style:name="P5" style:family="paragraph" style:parent-style-name="Standard">
      <style:text-properties officeooo:rsid="000d2abb" officeooo:paragraph-rsid="000d2ab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terfall:</text:p>
      <text:p text:style-name="P1">broken down 5 phases</text:p>
      <text:list text:style-name="L1">
        <text:list-item>
          <text:p text:style-name="P2">Initiation and requirements</text:p>
        </text:list-item>
        <text:list-item>
          <text:p text:style-name="P2">Planning and system design</text:p>
        </text:list-item>
        <text:list-item>
          <text:p text:style-name="P2">Project execution</text:p>
        </text:list-item>
        <text:list-item>
          <text:p text:style-name="P3">Project monitoring (thanks Jayden!)</text:p>
        </text:list-item>
        <text:list-item>
          <text:p text:style-name="P2">Project closing</text:p>
        </text:list-item>
      </text:list>
      <text:p text:style-name="P4"/>
      <text:p text:style-name="P5">Require well defined requirements</text:p>
      <text:p text:style-name="P5">Documented very well</text:p>
      <text:p text:style-name="P5">Require meticulous planning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9T11:36:49.689866889</meta:creation-date>
    <dc:date>2025-09-19T11:46:32.550383743</dc:date>
    <meta:editing-duration>PT9M43S</meta:editing-duration>
    <meta:editing-cycles>2</meta:editing-cycles>
    <meta:generator>LibreOffice/25.2.6.2$Linux_X86_64 LibreOffice_project/0b720ef5e7394b1db407719d7da75840109af140</meta:generator>
    <meta:document-statistic meta:table-count="0" meta:image-count="0" meta:object-count="0" meta:page-count="1" meta:paragraph-count="10" meta:word-count="35" meta:character-count="240" meta:non-whitespace-character-count="220"/>
  </office:meta>
</office:document-meta>
</file>